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E9000003093CB192DEF61B06D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8.63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 style:text-underline-style="solid" style:text-underline-width="auto" style:text-underline-color="font-colo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style:text-underline-style="solid" style:text-underline-type="double" style:text-underline-width="auto" style:text-underline-color="font-color" style:font-size-asian="60pt" style:font-size-complex="60pt"/>
    </style:style>
    <style:style style:name="T3" style:family="text">
      <style:text-properties fo:font-size="32pt" style:text-underline-style="none" fo:font-weight="bold" style:font-weight-asian="bold" style:font-weight-complex="bold"/>
    </style:style>
    <style:style style:name="T4" style:family="text">
      <style:text-properties fo:font-size="32pt" style:text-underline-style="solid" style:text-underline-width="auto" style:text-underline-color="font-color"/>
    </style:style>
    <style:style style:name="T5" style:family="text">
      <style:text-properties fo:font-size="32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601cm" svg:y="4.6cm" presentation:class="title" presentation:user-transformed="true">
          <draw:text-box>
            <text:p><text:span text:style-name="T1">* Wet </text:span><text:span text:style-name="T2">Trash</text:span><text:span text:style-name="T1"> *</text:span></text:p>
          </draw:text-box>
        </draw:frame>
        <draw:frame presentation:style-name="pr2" draw:text-style-name="P2" draw:layer="layout" svg:width="25.199cm" svg:height="8.863cm" svg:x="1.6cm" svg:y="9.337cm" presentation:class="subtitle" presentation:user-transformed="true">
          <draw:text-box>
            <text:p><text:span text:style-name="T3">DO NOT THROW RECYCLING IN HERE!!</text:span></text:p>
            <text:p><text:span text:style-name="T3"/></text:p>
            <text:p><text:span text:style-name="T4">This bucket can have:</text:span></text:p>
            <text:p><text:span text:style-name="T5">Any kind of food encrusted dreck,</text:span></text:p>
            <text:p><text:span text:style-name="T5">or smelly things ejected from the fridge,</text:span></text:p>
            <text:p><text:span text:style-name="T5">or bizarre things found on the floor.</text:span></text:p>
            <text:p><text:span text:style-name="T5">Give it the worst, gross, goopy glop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4E9000003093CB192DEF61B06D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duardunix </meta:initial-creator>
    <meta:creation-date>2015-08-05T16:57:16.503659833</meta:creation-date>
    <dc:date>2022-05-23T16:18:58.194812557</dc:date>
    <meta:editing-duration>PT7M29S</meta:editing-duration>
    <meta:editing-cycles>4</meta:editing-cycles>
    <meta:generator>LibreOffice/6.4.7.2$Linux_X86_64 LibreOffice_project/40$Build-2</meta:generator>
    <meta:print-date>2022-05-23T16:17:17.581063500</meta:print-date>
    <meta:document-statistic meta:object-count="25"/>
  </office:meta>
</office:document-meta>
</file>